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.generateCode( MethodVisitor mv , CodeFlow cf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ypeReference.makeArrayIfNecessary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Reference.TypeReference( int startPos , int endPos , SpelNodeImpl qualifiedId , int di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Reference.getValueInternal( Expression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Reference.toString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Reference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TypeReference( int startPos , int endPos , SpelNodeImpl qualifie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